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02cm" table:align="left" style:writing-mode="lr-tb"/>
    </style:style>
    <style:style style:name="Table1.A" style:family="table-column">
      <style:table-column-properties style:column-width="5.251cm"/>
    </style:style>
    <style:style style:name="Table1.B" style:family="table-column">
      <style:table-column-properties style:column-width="5.75cm"/>
    </style:style>
    <style:style style:name="Table1.C" style:family="table-column">
      <style:table-column-properties style:column-width="5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justify" style:justify-single-word="false" style:snap-to-layout-grid="false"/>
    </style:style>
    <style:style style:name="P13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4" style:family="paragraph" style:parent-style-name="Основной_20_текст_20_2">
      <style:paragraph-properties fo:margin-left="0cm" fo:margin-right="0cm" fo:line-height="100%" fo:text-indent="1.251cm" style:auto-text-indent="false"/>
      <style:text-properties fo:font-size="13pt" style:font-size-asian="13pt" style:font-size-complex="13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officeooo:rsid="001013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>ЯВОЧНЫЙ ЛИСТ</text:p>
      <text:p text:style-name="P7"/>
      <text:p text:style-name="P8">к протоколу № ____</text:p>
      <text:p text:style-name="P13">__________20__ г. <text:s/></text:p>
      <text:p text:style-name="P7"/>
      <text:p text:style-name="P6">На заседани<text:span text:style-name="T6">и</text:span> диссертационного совета ___ШИФР_СОВЕТА___ <text:s/></text:p>
      <text:p text:style-name="Standard"><text:span text:style-name="T3">по</text:span><text:span text:style-name="T2"> защите</text:span><text:span text:style-name="T4"> диссертации ___ФИО_в_родительном_падеже___</text:span><text:span text:style-name="T2"> </text:span><text:span text:style-name="T5">присутствовали: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Фамилия И.О.</text:p>
          </table:table-cell>
          <table:table-cell table:style-name="Table1.A1" office:value-type="string">
            <text:p text:style-name="P10">Ученая степень, шифр специальности в совете</text:p>
          </table:table-cell>
          <table:table-cell table:style-name="Table1.C1" office:value-type="string">
            <text:p text:style-name="P3">Явка на заседание 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1"><text:span text:style-name="T1">подпись,</text:span> если член совета очно присутствовал на заседании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4">онлайн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2"/>
          </table:table-cell>
        </table:table-row>
      </table:table>
      <text:p text:style-name="Standard"/>
      <text:p text:style-name="Standard"/>
      <text:p text:style-name="P6">Ученый секретарь</text:p>
      <text:p text:style-name="P6">диссертационного совета ___ШИФР_СОВЕТА___ <text:s text:c="46"/>___Учсекретарь_И_О___</text:p>
      <text:p text:style-name="P14"/>
      <text:p text:style-name="P6"/>
      <text:p text:style-name="P6"><text:tab/><text:tab/><text:tab/><text:tab/><text:tab/><text:tab/><text:tab/> </text:p>
      <text:p text:style-name="P6"/>
      <text:p text:style-name="Standard"/>
      <text:p text:style-name="Standard"/>
      <text:p text:style-name="Standard"/>
      <text:p text:style-name="Standard"/>
      <text:p text:style-name="Standard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22-02-02T20:17:00</meta:creation-date>
    <dc:date>2025-10-16T16:56:29.059370027</dc:date>
    <meta:print-date>2013-06-20T18:26:00</meta:print-date>
    <meta:editing-cycles>9</meta:editing-cycles>
    <meta:editing-duration>PT28M29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14" meta:word-count="46" meta:character-count="457" meta:non-whitespace-character-count="365"/>
  </office:meta>
</office:document-meta>
</file>